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  <math:mrow>
        <math:mrow>
          <math:mo math:stretchy="false">(</math:mo>
          <math:msub>
            <math:mi>x</math:mi>
            <math:mi>i</math:mi>
          </math:msub>
          <math:mo math:stretchy="false">)</math:mo>
        </math:mrow>
        <math:mo math:stretchy="false">=</math:mo>
        <math:mfrac>
          <math:mrow>
            <math:mi>f</math:mi>
            <math:mrow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sub>
                <math:mi>x</math:mi>
                <math:mrow>
                  <math:mi>i</math:mi>
                  <math:mo math:stretchy="false">−</math:mo>
                  <math:mn>1</math:mn>
                </math:mrow>
              </math:msub>
              <math:mo math:stretchy="false">)</math:mo>
            </math:mrow>
          </math:mrow>
          <math:mrow>
            <math:msub>
              <math:mi>x</math:mi>
              <math:mi>i</math:mi>
            </math:msub>
            <math:mo math:stretchy="false">−</math:mo>
            <math:msub>
              <math:mi>x</math:mi>
              <math:mrow>
                <math:mi>i</math:mi>
                <math:mo math:stretchy="false">−</math:mo>
                <math:mn>1</math:mn>
              </math:mrow>
            </math:msub>
          </math:mrow>
        </math:mfrac>
      </math:mrow>
    </math:mrow>
    <math:annotation math:encoding="StarMath 5.0">

 f'(x_{i})={f(x_{i})-f(x_{i-1})} over {x_{i}-x_{i-1}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